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76.83mm">
            <loext:p draw:notify-on-update-of-ranges="Sheet1.A3:Sheet1.A8 Sheet1.B2:Sheet1.B2 Sheet1.B3:Sheet1.B8 Sheet1.A3:Sheet1.A8 Sheet1.C2:Sheet1.C2 Sheet1.C3:Sheet1.C8 Sheet1.A3:Sheet1.A8 Sheet1.D2:Sheet1.D2 Sheet1.D3:Sheet1.D8 Sheet1.A3:Sheet1.A8 Sheet1.E2:Sheet1.E2 Sheet1.E3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No Optimisation</text:p>
          </table:table-cell>
          <table:table-cell office:value-type="string" calcext:value-type="string">
            <text:p>optipng</text:p>
          </table:table-cell>
          <table:table-cell office:value-type="string" calcext:value-type="string">
            <text:p>zopflipng</text:p>
          </table:table-cell>
          <table:table-cell office:value-type="string" calcext:value-type="string">
            <text:p>pngcrus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24574388" calcext:value-type="float">
            <text:p>23.324574388</text:p>
          </table:table-cell>
          <table:table-cell office:value-type="float" office:value="26.270035028" calcext:value-type="float">
            <text:p>26.270035028</text:p>
          </table:table-cell>
          <table:table-cell office:value-type="float" office:value="30.868336177" calcext:value-type="float">
            <text:p>30.868336177</text:p>
          </table:table-cell>
          <table:table-cell office:value-type="float" office:value="28.02006968" calcext:value-type="float">
            <text:p>28.02006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124233469" calcext:value-type="float">
            <text:p>24.124233469</text:p>
          </table:table-cell>
          <table:table-cell office:value-type="float" office:value="27.925394145" calcext:value-type="float">
            <text:p>27.925394145</text:p>
          </table:table-cell>
          <table:table-cell office:value-type="float" office:value="31.434168852" calcext:value-type="float">
            <text:p>31.434168852</text:p>
          </table:table-cell>
          <table:table-cell office:value-type="float" office:value="31.042041523" calcext:value-type="float">
            <text:p>31.042041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801240566" calcext:value-type="float">
            <text:p>26.801240566</text:p>
          </table:table-cell>
          <table:table-cell office:value-type="float" office:value="41.342890664" calcext:value-type="float">
            <text:p>41.342890664</text:p>
          </table:table-cell>
          <table:table-cell office:value-type="float" office:value="43.674362875" calcext:value-type="float">
            <text:p>43.674362875</text:p>
          </table:table-cell>
          <table:table-cell office:value-type="float" office:value="44.548824187" calcext:value-type="float">
            <text:p>44.548824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83747329" calcext:value-type="float">
            <text:p>30.83747329</text:p>
          </table:table-cell>
          <table:table-cell office:value-type="float" office:value="77.033461626" calcext:value-type="float">
            <text:p>77.033461626</text:p>
          </table:table-cell>
          <table:table-cell office:value-type="float" office:value="81.541640615" calcext:value-type="float">
            <text:p>81.541640615</text:p>
          </table:table-cell>
          <table:table-cell office:value-type="float" office:value="77.264573307" calcext:value-type="float">
            <text:p>77.2645733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.024099812" calcext:value-type="float">
            <text:p>47.024099812</text:p>
          </table:table-cell>
          <table:table-cell office:value-type="float" office:value="152.775401288" calcext:value-type="float">
            <text:p>152.775401288</text:p>
          </table:table-cell>
          <table:table-cell office:value-type="float" office:value="158.384737965" calcext:value-type="float">
            <text:p>158.384737965</text:p>
          </table:table-cell>
          <table:table-cell office:value-type="float" office:value="151.352064876" calcext:value-type="float">
            <text:p>151.3520648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5.014352058" calcext:value-type="float">
            <text:p>95.014352058</text:p>
          </table:table-cell>
          <table:table-cell office:value-type="float" office:value="334.836394413" calcext:value-type="float">
            <text:p>334.836394413</text:p>
          </table:table-cell>
          <table:table-cell office:value-type="float" office:value="394.270155288" calcext:value-type="float">
            <text:p>394.270155288</text:p>
          </table:table-cell>
          <table:table-cell office:value-type="float" office:value="326.498175662" calcext:value-type="float">
            <text:p>326.4981756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le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098" calcext:value-type="float">
            <text:p>179098</text:p>
          </table:table-cell>
          <table:table-cell table:number-columns-repeated="3" office:value-type="float" office:value="143371" calcext:value-type="float">
            <text:p>1433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685" calcext:value-type="float">
            <text:p>400685</text:p>
          </table:table-cell>
          <table:table-cell table:number-columns-repeated="3" office:value-type="float" office:value="348379" calcext:value-type="float">
            <text:p>348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3472" calcext:value-type="float">
            <text:p>1003472</text:p>
          </table:table-cell>
          <table:table-cell table:number-columns-repeated="3" office:value-type="float" office:value="897770" calcext:value-type="float">
            <text:p>8977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4342" calcext:value-type="float">
            <text:p>2524342</text:p>
          </table:table-cell>
          <table:table-cell table:number-columns-repeated="3" office:value-type="float" office:value="2276049" calcext:value-type="float">
            <text:p>2276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110674" calcext:value-type="float">
            <text:p>6110674</text:p>
          </table:table-cell>
          <table:table-cell table:number-columns-repeated="3" office:value-type="float" office:value="5508213" calcext:value-type="float">
            <text:p>55082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822266" calcext:value-type="float">
            <text:p>13822266</text:p>
          </table:table-cell>
          <table:table-cell table:number-columns-repeated="3" office:value-type="float" office:value="12407678" calcext:value-type="float">
            <text:p>12407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Clear Sans" style:font-family-complex="'Clear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3:57:55.616851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43:15.627530306</meta:creation-date>
    <dc:date>2017-03-16T13:58:36.952949271</dc:date>
    <meta:editing-duration>PT57M55S</meta:editing-duration>
    <meta:editing-cycles>5</meta:editing-cycles>
    <meta:generator>LibreOffice/5.3.0.3$Linux_X86_64 LibreOffice_project/30m0$Build-3</meta:generator>
    <dc:creator>William Floyd</dc:cre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03cm" svg:y="3.48cm" style:legend-expansion="high" chart:style-name="ch2"/>
        <chart:plot-area chart:style-name="ch3" table:cell-range-address="Sheet1.A3:Sheet1.E8 Sheet1.B2:Sheet1.E2" chart:data-source-has-labels="row" svg:x="1.305cm" svg:y="0.18cm" svg:width="10.478cm" svg:height="7.685cm">
          <chartooo:coordinate-region svg:x="2.35cm" svg:y="0.374cm" svg:width="9.034cm" svg:height="6.857cm"/>
          <chart:axis chart:dimension="x" chart:name="primary-x" chart:style-name="ch4">
            <chart:title svg:x="5.435cm" svg:y="8.045cm" chart:style-name="ch5">
              <text:p>Resolution (px)</text:p>
            </chart:title>
          </chart:axis>
          <chart:axis chart:dimension="y" chart:name="primary-y" chart:style-name="ch6">
            <chart:title svg:x="0.451cm" svg:y="4.655cm" chart:style-name="ch7">
              <text:p>Time (s)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10" chart:values-cell-range-address="Sheet1.C3:Sheet1.C8" chart:label-cell-address="Sheet1.C2:Sheet1.C2" chart:class="chart:scatter">
            <chart:data-point chart:repeated="6"/>
          </chart:series>
          <chart:series chart:style-name="ch11" chart:values-cell-range-address="Sheet1.D3:Sheet1.D8" chart:label-cell-address="Sheet1.D2:Sheet1.D2" chart:class="chart:scatter">
            <chart:data-point chart:repeated="6"/>
          </chart:series>
          <chart:series chart:style-name="ch12" chart:values-cell-range-address="Sheet1.E3:Sheet1.E8" chart:label-cell-address="Sheet1.E2:Sheet1.E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Optimisation</text:p>
                <draw:g>
                  <svg:desc>Sheet1.B2:Sheet1.B2</svg:desc>
                </draw:g>
              </table:table-cell>
              <table:table-cell office:value-type="string">
                <text:p>optipng</text:p>
                <draw:g>
                  <svg:desc>Sheet1.C2:Sheet1.C2</svg:desc>
                </draw:g>
              </table:table-cell>
              <table:table-cell office:value-type="string">
                <text:p>zopflipng</text:p>
                <draw:g>
                  <svg:desc>Sheet1.D2:Sheet1.D2</svg:desc>
                </draw:g>
              </table:table-cell>
              <table:table-cell office:value-type="string">
                <text:p>pngcrush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3:Sheet1.A8</svg:desc>
                </draw:g>
              </table:table-cell>
              <table:table-cell office:value-type="float" office:value="23.324574388">
                <text:p>23.324574388</text:p>
                <draw:g>
                  <svg:desc>Sheet1.B3:Sheet1.B8</svg:desc>
                </draw:g>
              </table:table-cell>
              <table:table-cell office:value-type="float" office:value="26.270035028">
                <text:p>26.270035028</text:p>
                <draw:g>
                  <svg:desc>Sheet1.C3:Sheet1.C8</svg:desc>
                </draw:g>
              </table:table-cell>
              <table:table-cell office:value-type="float" office:value="30.868336177">
                <text:p>30.868336177</text:p>
                <draw:g>
                  <svg:desc>Sheet1.D3:Sheet1.D8</svg:desc>
                </draw:g>
              </table:table-cell>
              <table:table-cell office:value-type="float" office:value="28.02006968">
                <text:p>28.02006968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4.124233469">
                <text:p>24.124233469</text:p>
              </table:table-cell>
              <table:table-cell office:value-type="float" office:value="27.925394145">
                <text:p>27.925394145</text:p>
              </table:table-cell>
              <table:table-cell office:value-type="float" office:value="31.434168852">
                <text:p>31.434168852</text:p>
              </table:table-cell>
              <table:table-cell office:value-type="float" office:value="31.042041523">
                <text:p>31.04204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6.801240566">
                <text:p>26.801240566</text:p>
              </table:table-cell>
              <table:table-cell office:value-type="float" office:value="41.342890664">
                <text:p>41.342890664</text:p>
              </table:table-cell>
              <table:table-cell office:value-type="float" office:value="43.674362875">
                <text:p>43.674362875</text:p>
              </table:table-cell>
              <table:table-cell office:value-type="float" office:value="44.548824187">
                <text:p>44.548824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0.83747329">
                <text:p>30.83747329</text:p>
              </table:table-cell>
              <table:table-cell office:value-type="float" office:value="77.033461626">
                <text:p>77.033461626</text:p>
              </table:table-cell>
              <table:table-cell office:value-type="float" office:value="81.541640615">
                <text:p>81.541640615</text:p>
              </table:table-cell>
              <table:table-cell office:value-type="float" office:value="77.264573307">
                <text:p>77.26457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7.024099812">
                <text:p>47.024099812</text:p>
              </table:table-cell>
              <table:table-cell office:value-type="float" office:value="152.775401288">
                <text:p>152.775401288</text:p>
              </table:table-cell>
              <table:table-cell office:value-type="float" office:value="158.384737965">
                <text:p>158.384737965</text:p>
              </table:table-cell>
              <table:table-cell office:value-type="float" office:value="151.352064876">
                <text:p>151.352064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95.014352058">
                <text:p>95.014352058</text:p>
              </table:table-cell>
              <table:table-cell office:value-type="float" office:value="334.836394413">
                <text:p>334.836394413</text:p>
              </table:table-cell>
              <table:table-cell office:value-type="float" office:value="394.270155288">
                <text:p>394.270155288</text:p>
              </table:table-cell>
              <table:table-cell office:value-type="float" office:value="326.498175662">
                <text:p>326.498175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